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48b24" officeooo:paragraph-rsid="00448b2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ac225" officeooo:paragraph-rsid="004ac225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ac225" officeooo:paragraph-rsid="004c5519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76d54" officeooo:paragraph-rsid="00476d54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5d7ce" officeooo:paragraph-rsid="004ac225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paragraph-rsid="004ce2e4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Liberation Sans" fo:font-size="14pt" fo:font-weight="normal" officeooo:rsid="004ce2e4" officeooo:paragraph-rsid="004ce2e4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Liberation Sans" fo:font-size="14pt" officeooo:paragraph-rsid="004c5519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paragraph-rsid="0041a84b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paragraph-rsid="004ce2e4" style:font-size-asian="14pt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officeooo:paragraph-rsid="004ce2e4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officeooo:rsid="004ce2e4" officeooo:paragraph-rsid="004ce2e4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4ac225"/>
    </style:style>
    <style:style style:name="T5" style:family="text">
      <style:text-properties officeooo:rsid="0041a84b"/>
    </style:style>
    <style:style style:name="T6" style:family="text">
      <style:text-properties officeooo:rsid="00448b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5d7ce"/>
    </style:style>
    <style:style style:name="T9" style:family="text">
      <style:text-properties officeooo:rsid="00476d54"/>
    </style:style>
    <style:style style:name="T10" style:family="text">
      <style:text-properties officeooo:rsid="004c5519"/>
    </style:style>
    <style:style style:name="T11" style:family="text">
      <style:text-properties officeooo:rsid="004ce2e4"/>
    </style:style>
    <style:style style:name="T12" style:family="text">
      <style:text-properties fo:font-weight="bold" officeooo:rsid="0041a84b" style:font-name-asian="Liberation Serif" style:font-weight-asian="bold" style:font-name-complex="Liberation Serif" style:font-weight-complex="bold"/>
    </style:style>
    <style:style style:name="T13" style:family="text">
      <style:text-properties fo:font-weight="bold" officeooo:rsid="00448b24" style:font-name-asian="Liberation Serif" style:font-weight-asian="bold" style:font-name-complex="Liberation Serif" style:font-weight-complex="bold"/>
    </style:style>
    <style:style style:name="T14" style:family="text">
      <style:text-properties fo:font-weight="bold" officeooo:rsid="004ce2e4" style:font-name-asian="Liberation Serif" style:font-weight-asian="bold" style:font-name-complex="Liberation Serif" style:font-weight-complex="bold"/>
    </style:style>
    <style:style style:name="T15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style:font-name="Liberation Sans" fo:font-size="14pt" fo:font-weight="normal" officeooo:rsid="004ce2e4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ans" fo:font-size="14pt" fo:font-weight="normal" officeooo:rsid="004c663f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officeooo:rsid="004ce2e4" style:font-name-asian="Liberation Serif" style:font-name-complex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ctif<text:span text:style-name="T6">s</text:span><text:span text:style-name="T7"> :</text:span></text:p>
      <text:list xml:id="list1649265679" text:style-name="L2">
        <text:list-item>
          <text:p text:style-name="P17"><text:span text:style-name="T16">Finir de s</text:span><text:span text:style-name="T17">’exercer </text:span><text:span text:style-name="T16">en géométrie plane</text:span></text:p>
        </text:list-item>
        <text:list-item>
          <text:p text:style-name="P18"><text:span text:style-name="T15">Début de la séquence sur les nombres décimaux : représentation d’une fraction</text:span></text:p>
        </text:list-item>
      </text:list>
      <text:h text:style-name="P2" text:outline-level="1">Déroulé</text:h>
      <text:list xml:id="list2707734815" text:style-name="L1">
        <text:list-item>
          <text:p text:style-name="P3">Questions flash</text:p>
          <text:p text:style-name="P7">Révision <text:span text:style-name="T11">sur le tableau de numération</text:span></text:p>
          <text:p text:style-name="P9"/>
        </text:list-item>
        <text:list-item>
          <text:p text:style-name="P15"><text:span text:style-name="T12">C</text:span><text:span text:style-name="T13">orrection du TaF</text:span></text:p>
          <text:p text:style-name="P11">ex. 4<text:span text:style-name="T11">8</text:span> p. 221</text:p>
          <text:p text:style-name="P6"/>
        </text:list-item>
        <text:list-item>
          <text:p text:style-name="P16"><text:span text:style-name="T14">Activité de (re)découverte des fractions</text:span></text:p>
          <text:p text:style-name="P12"><text:span text:style-name="T18">Activité 1 p. 33</text:span></text:p>
          <text:p text:style-name="P16"><text:span text:style-name="T14"/></text:p>
        </text:list-item>
        <text:list-item>
          <text:p text:style-name="P5">TaF</text:p>
          <text:p text:style-name="P13">Pas de travail – évaluation à la prochaine séan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 number:calendar="jewish"/>
      <number:text> </number:text>
      <number:month number:calendar="jewish" number:style="long" number:textual="true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3">
      <number:month number:calendar="jewish" number:style="long" number:textual="true"/>
      <number:text> </number:text>
      <number:day number:calendar="jewish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ce2e4"/>
    </style:style>
    <style:style style:name="MT5" style:family="text">
      <style:text-properties officeooo:rsid="0041a84b"/>
    </style:style>
    <style:style style:name="MT6" style:family="text">
      <style:text-properties officeooo:rsid="00448b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<text:span text:style-name="MT4">&amp; 3</text:span><text:tab/><text:span text:style-name="MT2">Séance </text:span><text:span text:style-name="MT4">5</text:span><text:span text:style-name="MT5"> - </text:span><text:span text:style-name="MT6">2</text:span><text:span text:style-name="MT4">9</text:span><text:span text:style-name="MT5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2:17:20.109594391</dc:date>
    <meta:editing-duration>PT9H21M23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76" meta:character-count="371" meta:non-whitespace-character-count="320"/>
  </office:meta>
</office:document-meta>
</file>